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09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000000" draw:fill="none" draw:fill-color="#ffffff" fo:min-height="0.477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7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997cm" svg:y1="10.679cm" svg:x2="2.267cm" svg:y2="10.676cm">
          <text:p/>
        </draw:line>
        <draw:line draw:style-name="gr1" draw:text-style-name="P1" draw:layer="layout" svg:x1="0.996cm" svg:y1="9.917cm" svg:x2="2.266cm" svg:y2="9.914cm">
          <text:p/>
        </draw:line>
        <draw:line draw:style-name="gr1" draw:text-style-name="P1" draw:layer="layout" svg:x1="0.998cm" svg:y1="10.678cm" svg:x2="0.996cm" svg:y2="9.916cm">
          <text:p/>
        </draw:line>
        <draw:line draw:style-name="gr1" draw:text-style-name="P1" draw:layer="layout" svg:x1="2.267cm" svg:y1="10.676cm" svg:x2="2.647cm" svg:y2="10.294cm">
          <text:p/>
        </draw:line>
        <draw:line draw:style-name="gr1" draw:text-style-name="P1" draw:layer="layout" svg:x1="2.648cm" svg:y1="10.294cm" svg:x2="2.266cm" svg:y2="9.914cm">
          <text:p/>
        </draw:line>
        <draw:line draw:style-name="gr1" draw:text-style-name="P1" draw:layer="layout" svg:x1="0.995cm" svg:y1="9.409cm" svg:x2="2.265cm" svg:y2="9.406cm">
          <text:p/>
        </draw:line>
        <draw:line draw:style-name="gr1" draw:text-style-name="P1" draw:layer="layout" svg:x1="0.993cm" svg:y1="8.647cm" svg:x2="2.263cm" svg:y2="8.644cm">
          <text:p/>
        </draw:line>
        <draw:line draw:style-name="gr1" draw:text-style-name="P1" draw:layer="layout" svg:x1="0.995cm" svg:y1="9.408cm" svg:x2="0.993cm" svg:y2="8.646cm">
          <text:p/>
        </draw:line>
        <draw:line draw:style-name="gr1" draw:text-style-name="P1" draw:layer="layout" svg:x1="2.265cm" svg:y1="9.406cm" svg:x2="2.645cm" svg:y2="9.024cm">
          <text:p/>
        </draw:line>
        <draw:line draw:style-name="gr1" draw:text-style-name="P1" draw:layer="layout" svg:x1="2.645cm" svg:y1="9.024cm" svg:x2="2.263cm" svg:y2="8.644cm">
          <text:p/>
        </draw:line>
        <draw:line draw:style-name="gr1" draw:text-style-name="P1" draw:layer="layout" svg:x1="0.996cm" svg:y1="9.409cm" svg:x2="2.266cm" svg:y2="9.406cm">
          <text:p/>
        </draw:line>
        <draw:line draw:style-name="gr1" draw:text-style-name="P1" draw:layer="layout" svg:x1="0.993cm" svg:y1="8.647cm" svg:x2="2.263cm" svg:y2="8.644cm">
          <text:p/>
        </draw:line>
        <draw:line draw:style-name="gr1" draw:text-style-name="P1" draw:layer="layout" svg:x1="0.996cm" svg:y1="9.408cm" svg:x2="0.994cm" svg:y2="8.646cm">
          <text:p/>
        </draw:line>
        <draw:line draw:style-name="gr1" draw:text-style-name="P1" draw:layer="layout" svg:x1="2.266cm" svg:y1="9.406cm" svg:x2="2.646cm" svg:y2="9.024cm">
          <text:p/>
        </draw:line>
        <draw:line draw:style-name="gr1" draw:text-style-name="P1" draw:layer="layout" svg:x1="2.646cm" svg:y1="9.024cm" svg:x2="2.264cm" svg:y2="8.644cm">
          <text:p/>
        </draw:line>
        <draw:line draw:style-name="gr1" draw:text-style-name="P1" draw:layer="layout" svg:x1="0.992cm" svg:y1="8.139cm" svg:x2="2.262cm" svg:y2="8.136cm">
          <text:p/>
        </draw:line>
        <draw:line draw:style-name="gr1" draw:text-style-name="P1" draw:layer="layout" svg:x1="0.991cm" svg:y1="7.377cm" svg:x2="2.261cm" svg:y2="7.374cm">
          <text:p/>
        </draw:line>
        <draw:line draw:style-name="gr1" draw:text-style-name="P1" draw:layer="layout" svg:x1="0.993cm" svg:y1="8.138cm" svg:x2="0.991cm" svg:y2="7.376cm">
          <text:p/>
        </draw:line>
        <draw:line draw:style-name="gr1" draw:text-style-name="P1" draw:layer="layout" svg:x1="2.262cm" svg:y1="8.136cm" svg:x2="2.642cm" svg:y2="7.754cm">
          <text:p/>
        </draw:line>
        <draw:line draw:style-name="gr1" draw:text-style-name="P1" draw:layer="layout" svg:x1="2.643cm" svg:y1="7.754cm" svg:x2="2.261cm" svg:y2="7.374cm">
          <text:p/>
        </draw:line>
        <draw:line draw:style-name="gr1" draw:text-style-name="P1" draw:layer="layout" svg:x1="1cm" svg:y1="11.949cm" svg:x2="2.27cm" svg:y2="11.946cm">
          <text:p/>
        </draw:line>
        <draw:line draw:style-name="gr1" draw:text-style-name="P1" draw:layer="layout" svg:x1="0.999cm" svg:y1="11.187cm" svg:x2="2.269cm" svg:y2="11.184cm">
          <text:p/>
        </draw:line>
        <draw:line draw:style-name="gr1" draw:text-style-name="P1" draw:layer="layout" svg:x1="1.001cm" svg:y1="11.948cm" svg:x2="0.999cm" svg:y2="11.186cm">
          <text:p/>
        </draw:line>
        <draw:line draw:style-name="gr1" draw:text-style-name="P1" draw:layer="layout" svg:x1="2.27cm" svg:y1="11.946cm" svg:x2="2.65cm" svg:y2="11.564cm">
          <text:p/>
        </draw:line>
        <draw:line draw:style-name="gr1" draw:text-style-name="P1" draw:layer="layout" svg:x1="2.651cm" svg:y1="11.564cm" svg:x2="2.269cm" svg:y2="11.184cm">
          <text:p/>
        </draw:line>
        <draw:line draw:style-name="gr1" draw:text-style-name="P1" draw:layer="layout" svg:x1="1.001cm" svg:y1="11.949cm" svg:x2="2.271cm" svg:y2="11.946cm">
          <text:p/>
        </draw:line>
        <draw:line draw:style-name="gr1" draw:text-style-name="P1" draw:layer="layout" svg:x1="0.999cm" svg:y1="11.187cm" svg:x2="2.269cm" svg:y2="11.184cm">
          <text:p/>
        </draw:line>
        <draw:line draw:style-name="gr1" draw:text-style-name="P1" draw:layer="layout" svg:x1="1.002cm" svg:y1="11.948cm" svg:x2="1cm" svg:y2="11.186cm">
          <text:p/>
        </draw:line>
        <draw:line draw:style-name="gr1" draw:text-style-name="P1" draw:layer="layout" svg:x1="2.271cm" svg:y1="11.946cm" svg:x2="2.651cm" svg:y2="11.564cm">
          <text:p/>
        </draw:line>
        <draw:line draw:style-name="gr1" draw:text-style-name="P1" draw:layer="layout" svg:x1="2.652cm" svg:y1="11.564cm" svg:x2="2.27cm" svg:y2="11.184cm">
          <text:p/>
        </draw:line>
        <draw:line draw:style-name="gr1" draw:text-style-name="P1" draw:layer="layout" svg:x1="1.002cm" svg:y1="6.96cm" svg:x2="2.272cm" svg:y2="6.957cm">
          <text:p/>
        </draw:line>
        <draw:line draw:style-name="gr1" draw:text-style-name="P1" draw:layer="layout" svg:x1="1cm" svg:y1="6.198cm" svg:x2="2.27cm" svg:y2="6.195cm">
          <text:p/>
        </draw:line>
        <draw:line draw:style-name="gr1" draw:text-style-name="P1" draw:layer="layout" svg:x1="1.002cm" svg:y1="6.959cm" svg:x2="1cm" svg:y2="6.197cm">
          <text:p/>
        </draw:line>
        <draw:line draw:style-name="gr1" draw:text-style-name="P1" draw:layer="layout" svg:x1="2.272cm" svg:y1="6.957cm" svg:x2="2.652cm" svg:y2="6.575cm">
          <text:p/>
        </draw:line>
        <draw:line draw:style-name="gr1" draw:text-style-name="P1" draw:layer="layout" svg:x1="2.652cm" svg:y1="6.575cm" svg:x2="2.27cm" svg:y2="6.195cm">
          <text:p/>
        </draw:line>
        <draw:line draw:style-name="gr1" draw:text-style-name="P1" draw:layer="layout" svg:x1="1.003cm" svg:y1="6.96cm" svg:x2="2.273cm" svg:y2="6.957cm">
          <text:p/>
        </draw:line>
        <draw:line draw:style-name="gr1" draw:text-style-name="P1" draw:layer="layout" svg:x1="1cm" svg:y1="6.198cm" svg:x2="2.27cm" svg:y2="6.195cm">
          <text:p/>
        </draw:line>
        <draw:line draw:style-name="gr1" draw:text-style-name="P1" draw:layer="layout" svg:x1="1.003cm" svg:y1="6.959cm" svg:x2="1.001cm" svg:y2="6.197cm">
          <text:p/>
        </draw:line>
        <draw:line draw:style-name="gr1" draw:text-style-name="P1" draw:layer="layout" svg:x1="2.273cm" svg:y1="6.957cm" svg:x2="2.653cm" svg:y2="6.575cm">
          <text:p/>
        </draw:line>
        <draw:line draw:style-name="gr1" draw:text-style-name="P1" draw:layer="layout" svg:x1="2.653cm" svg:y1="6.575cm" svg:x2="2.271cm" svg:y2="6.195cm">
          <text:p/>
        </draw:line>
        <draw:line draw:style-name="gr1" draw:text-style-name="P1" draw:layer="layout" svg:x1="2.642cm" svg:y1="7.754cm" svg:x2="3.404cm" svg:y2="7.752cm">
          <text:p/>
        </draw:line>
        <draw:line draw:style-name="gr1" draw:text-style-name="P1" draw:layer="layout" svg:x1="2.645cm" svg:y1="9.024cm" svg:x2="3.026cm" svg:y2="9.023cm">
          <text:p/>
        </draw:line>
        <draw:line draw:style-name="gr1" draw:text-style-name="P1" draw:layer="layout" svg:x1="3.785cm" svg:y1="7.751cm" svg:x2="4.801cm" svg:y2="7.749cm">
          <text:p/>
        </draw:line>
        <draw:line draw:style-name="gr1" draw:text-style-name="P1" draw:layer="layout" svg:x1="2.65cm" svg:y1="11.564cm" svg:x2="4.809cm" svg:y2="11.559cm">
          <text:p/>
        </draw:line>
        <draw:line draw:style-name="gr1" draw:text-style-name="P1" draw:layer="layout" svg:x1="4.81cm" svg:y1="11.541cm" svg:x2="4.81cm" svg:y2="6.588cm">
          <text:p/>
        </draw:line>
        <draw:line draw:style-name="gr1" draw:text-style-name="P1" draw:layer="layout" svg:x1="2.643cm" svg:y1="7.754cm" svg:x2="3.405cm" svg:y2="7.752cm">
          <text:p/>
        </draw:line>
        <draw:line draw:style-name="gr1" draw:text-style-name="P1" draw:layer="layout" svg:x1="3.785cm" svg:y1="7.751cm" svg:x2="4.801cm" svg:y2="7.749cm">
          <text:p/>
        </draw:line>
        <draw:line draw:style-name="gr1" draw:text-style-name="P1" draw:layer="layout" svg:x1="2.645cm" svg:y1="9.024cm" svg:x2="3.407cm" svg:y2="9.022cm">
          <text:p/>
        </draw:line>
        <draw:line draw:style-name="gr1" draw:text-style-name="P1" draw:layer="layout" svg:x1="3.788cm" svg:y1="9.021cm" svg:x2="4.804cm" svg:y2="9.019cm">
          <text:p/>
        </draw:line>
        <draw:line draw:style-name="gr1" draw:text-style-name="P1" draw:layer="layout" svg:x1="2.653cm" svg:y1="6.575cm" svg:x2="3.415cm" svg:y2="6.573cm">
          <text:p/>
        </draw:line>
        <draw:line draw:style-name="gr1" draw:text-style-name="P1" draw:layer="layout" svg:x1="3.796cm" svg:y1="6.572cm" svg:x2="4.812cm" svg:y2="6.57cm">
          <text:p/>
        </draw:line>
        <draw:line draw:style-name="gr1" draw:text-style-name="P1" draw:layer="layout" svg:x1="2.654cm" svg:y1="6.575cm" svg:x2="3.416cm" svg:y2="6.573cm">
          <text:p/>
        </draw:line>
        <draw:line draw:style-name="gr1" draw:text-style-name="P1" draw:layer="layout" svg:x1="3.796cm" svg:y1="6.572cm" svg:x2="4.812cm" svg:y2="6.57cm">
          <text:p/>
        </draw:line>
        <draw:line draw:style-name="gr1" draw:text-style-name="P1" draw:layer="layout" svg:x1="2.648cm" svg:y1="10.294cm" svg:x2="3.41cm" svg:y2="10.292cm">
          <text:p/>
        </draw:line>
        <draw:line draw:style-name="gr1" draw:text-style-name="P1" draw:layer="layout" svg:x1="3.791cm" svg:y1="10.291cm" svg:x2="4.807cm" svg:y2="10.289cm">
          <text:p/>
        </draw:line>
        <draw:line draw:style-name="gr1" draw:text-style-name="P1" draw:layer="layout" svg:x1="2.649cm" svg:y1="10.294cm" svg:x2="3.411cm" svg:y2="10.292cm">
          <text:p/>
        </draw:line>
        <draw:line draw:style-name="gr1" draw:text-style-name="P1" draw:layer="layout" svg:x1="3.791cm" svg:y1="10.291cm" svg:x2="4.807cm" svg:y2="10.289cm">
          <text:p/>
        </draw:line>
        <draw:line draw:style-name="gr1" draw:text-style-name="P1" draw:layer="layout" svg:x1="14.966cm" svg:y1="9.888cm" svg:x2="13.696cm" svg:y2="9.891cm">
          <text:p/>
        </draw:line>
        <draw:line draw:style-name="gr1" draw:text-style-name="P1" draw:layer="layout" svg:x1="14.967cm" svg:y1="10.65cm" svg:x2="13.697cm" svg:y2="10.653cm">
          <text:p/>
        </draw:line>
        <draw:line draw:style-name="gr1" draw:text-style-name="P1" draw:layer="layout" svg:x1="14.966cm" svg:y1="9.888cm" svg:x2="14.968cm" svg:y2="10.65cm">
          <text:p/>
        </draw:line>
        <draw:line draw:style-name="gr1" draw:text-style-name="P1" draw:layer="layout" svg:x1="13.696cm" svg:y1="9.89cm" svg:x2="13.316cm" svg:y2="10.272cm">
          <text:p/>
        </draw:line>
        <draw:line draw:style-name="gr1" draw:text-style-name="P1" draw:layer="layout" svg:x1="13.316cm" svg:y1="10.272cm" svg:x2="13.698cm" svg:y2="10.652cm">
          <text:p/>
        </draw:line>
        <draw:line draw:style-name="gr1" draw:text-style-name="P1" draw:layer="layout" svg:x1="14.965cm" svg:y1="9.888cm" svg:x2="13.695cm" svg:y2="9.891cm">
          <text:p/>
        </draw:line>
        <draw:line draw:style-name="gr1" draw:text-style-name="P1" draw:layer="layout" svg:x1="14.967cm" svg:y1="10.65cm" svg:x2="13.697cm" svg:y2="10.653cm">
          <text:p/>
        </draw:line>
        <draw:line draw:style-name="gr1" draw:text-style-name="P1" draw:layer="layout" svg:x1="14.965cm" svg:y1="9.888cm" svg:x2="14.967cm" svg:y2="10.65cm">
          <text:p/>
        </draw:line>
        <draw:line draw:style-name="gr1" draw:text-style-name="P1" draw:layer="layout" svg:x1="13.695cm" svg:y1="9.89cm" svg:x2="13.315cm" svg:y2="10.272cm">
          <text:p/>
        </draw:line>
        <draw:line draw:style-name="gr1" draw:text-style-name="P1" draw:layer="layout" svg:x1="13.315cm" svg:y1="10.272cm" svg:x2="13.697cm" svg:y2="10.652cm">
          <text:p/>
        </draw:line>
        <draw:line draw:style-name="gr1" draw:text-style-name="P1" draw:layer="layout" svg:x1="14.958cm" svg:y1="6.078cm" svg:x2="13.688cm" svg:y2="6.081cm">
          <text:p/>
        </draw:line>
        <draw:line draw:style-name="gr1" draw:text-style-name="P1" draw:layer="layout" svg:x1="14.959cm" svg:y1="6.84cm" svg:x2="13.689cm" svg:y2="6.843cm">
          <text:p/>
        </draw:line>
        <draw:line draw:style-name="gr1" draw:text-style-name="P1" draw:layer="layout" svg:x1="14.958cm" svg:y1="6.078cm" svg:x2="14.96cm" svg:y2="6.84cm">
          <text:p/>
        </draw:line>
        <draw:line draw:style-name="gr1" draw:text-style-name="P1" draw:layer="layout" svg:x1="13.688cm" svg:y1="6.08cm" svg:x2="13.308cm" svg:y2="6.462cm">
          <text:p/>
        </draw:line>
        <draw:line draw:style-name="gr1" draw:text-style-name="P1" draw:layer="layout" svg:x1="13.308cm" svg:y1="6.462cm" svg:x2="13.69cm" svg:y2="6.842cm">
          <text:p/>
        </draw:line>
        <draw:line draw:style-name="gr1" draw:text-style-name="P1" draw:layer="layout" svg:x1="14.962cm" svg:y1="7.348cm" svg:x2="13.692cm" svg:y2="7.351cm">
          <text:p/>
        </draw:line>
        <draw:line draw:style-name="gr1" draw:text-style-name="P1" draw:layer="layout" svg:x1="14.963cm" svg:y1="8.11cm" svg:x2="13.693cm" svg:y2="8.113cm">
          <text:p/>
        </draw:line>
        <draw:line draw:style-name="gr1" draw:text-style-name="P1" draw:layer="layout" svg:x1="14.962cm" svg:y1="7.348cm" svg:x2="14.964cm" svg:y2="8.11cm">
          <text:p/>
        </draw:line>
        <draw:line draw:style-name="gr1" draw:text-style-name="P1" draw:layer="layout" svg:x1="13.691cm" svg:y1="7.35cm" svg:x2="13.311cm" svg:y2="7.732cm">
          <text:p/>
        </draw:line>
        <draw:line draw:style-name="gr1" draw:text-style-name="P1" draw:layer="layout" svg:x1="13.311cm" svg:y1="7.732cm" svg:x2="13.693cm" svg:y2="8.112cm">
          <text:p/>
        </draw:line>
        <draw:line draw:style-name="gr1" draw:text-style-name="P1" draw:layer="layout" svg:x1="14.961cm" svg:y1="7.348cm" svg:x2="13.691cm" svg:y2="7.351cm">
          <text:p/>
        </draw:line>
        <draw:line draw:style-name="gr1" draw:text-style-name="P1" draw:layer="layout" svg:x1="14.963cm" svg:y1="8.11cm" svg:x2="13.693cm" svg:y2="8.113cm">
          <text:p/>
        </draw:line>
        <draw:line draw:style-name="gr1" draw:text-style-name="P1" draw:layer="layout" svg:x1="14.961cm" svg:y1="7.348cm" svg:x2="14.963cm" svg:y2="8.11cm">
          <text:p/>
        </draw:line>
        <draw:line draw:style-name="gr1" draw:text-style-name="P1" draw:layer="layout" svg:x1="13.69cm" svg:y1="7.35cm" svg:x2="13.31cm" svg:y2="7.732cm">
          <text:p/>
        </draw:line>
        <draw:line draw:style-name="gr1" draw:text-style-name="P1" draw:layer="layout" svg:x1="13.31cm" svg:y1="7.732cm" svg:x2="13.692cm" svg:y2="8.112cm">
          <text:p/>
        </draw:line>
        <draw:line draw:style-name="gr1" draw:text-style-name="P1" draw:layer="layout" svg:x1="14.963cm" svg:y1="8.618cm" svg:x2="13.693cm" svg:y2="8.621cm">
          <text:p/>
        </draw:line>
        <draw:line draw:style-name="gr1" draw:text-style-name="P1" draw:layer="layout" svg:x1="14.965cm" svg:y1="9.38cm" svg:x2="13.695cm" svg:y2="9.383cm">
          <text:p/>
        </draw:line>
        <draw:line draw:style-name="gr1" draw:text-style-name="P1" draw:layer="layout" svg:x1="14.963cm" svg:y1="8.618cm" svg:x2="14.965cm" svg:y2="9.38cm">
          <text:p/>
        </draw:line>
        <draw:line draw:style-name="gr1" draw:text-style-name="P1" draw:layer="layout" svg:x1="13.693cm" svg:y1="8.62cm" svg:x2="13.313cm" svg:y2="9.002cm">
          <text:p/>
        </draw:line>
        <draw:line draw:style-name="gr1" draw:text-style-name="P1" draw:layer="layout" svg:x1="13.313cm" svg:y1="9.002cm" svg:x2="13.695cm" svg:y2="9.382cm">
          <text:p/>
        </draw:line>
        <draw:line draw:style-name="gr1" draw:text-style-name="P1" draw:layer="layout" svg:x1="14.951cm" svg:y1="2.268cm" svg:x2="13.681cm" svg:y2="2.271cm">
          <text:p/>
        </draw:line>
        <draw:line draw:style-name="gr1" draw:text-style-name="P1" draw:layer="layout" svg:x1="14.952cm" svg:y1="3.03cm" svg:x2="13.682cm" svg:y2="3.033cm">
          <text:p/>
        </draw:line>
        <draw:line draw:style-name="gr1" draw:text-style-name="P1" draw:layer="layout" svg:x1="14.951cm" svg:y1="2.268cm" svg:x2="14.953cm" svg:y2="3.03cm">
          <text:p/>
        </draw:line>
        <draw:line draw:style-name="gr1" draw:text-style-name="P1" draw:layer="layout" svg:x1="13.681cm" svg:y1="2.27cm" svg:x2="13.301cm" svg:y2="2.652cm">
          <text:p/>
        </draw:line>
        <draw:line draw:style-name="gr1" draw:text-style-name="P1" draw:layer="layout" svg:x1="13.301cm" svg:y1="2.652cm" svg:x2="13.683cm" svg:y2="3.032cm">
          <text:p/>
        </draw:line>
        <draw:line draw:style-name="gr1" draw:text-style-name="P1" draw:layer="layout" svg:x1="14.95cm" svg:y1="2.268cm" svg:x2="13.68cm" svg:y2="2.271cm">
          <text:p/>
        </draw:line>
        <draw:line draw:style-name="gr1" draw:text-style-name="P1" draw:layer="layout" svg:x1="14.952cm" svg:y1="3.03cm" svg:x2="13.682cm" svg:y2="3.033cm">
          <text:p/>
        </draw:line>
        <draw:line draw:style-name="gr1" draw:text-style-name="P1" draw:layer="layout" svg:x1="14.95cm" svg:y1="2.268cm" svg:x2="14.952cm" svg:y2="3.03cm">
          <text:p/>
        </draw:line>
        <draw:line draw:style-name="gr1" draw:text-style-name="P1" draw:layer="layout" svg:x1="13.68cm" svg:y1="2.27cm" svg:x2="13.3cm" svg:y2="2.652cm">
          <text:p/>
        </draw:line>
        <draw:line draw:style-name="gr1" draw:text-style-name="P1" draw:layer="layout" svg:x1="13.3cm" svg:y1="2.652cm" svg:x2="13.682cm" svg:y2="3.032cm">
          <text:p/>
        </draw:line>
        <draw:line draw:style-name="gr1" draw:text-style-name="P1" draw:layer="layout" svg:x1="13.308cm" svg:y1="6.462cm" svg:x2="12.43cm" svg:y2="6.461cm">
          <text:p/>
        </draw:line>
        <draw:line draw:style-name="gr1" draw:text-style-name="P1" draw:layer="layout" svg:x1="12.419cm" svg:y1="6.461cm" svg:x2="12.417cm" svg:y2="5.572cm">
          <text:p/>
        </draw:line>
        <draw:custom-shape draw:style-name="gr2" draw:text-style-name="P2" draw:layer="layout" svg:width="0.508cm" svg:height="0.507cm" draw:transform="rotate (1.57289072189729) translate (12.177cm 5.5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16cm" svg:y1="5.064cm" svg:x2="12.414cm" svg:y2="4.302cm">
          <text:p/>
        </draw:line>
        <draw:line draw:style-name="gr1" draw:text-style-name="P1" draw:layer="layout" svg:x1="12.413cm" svg:y1="3.54cm" svg:x2="12.667cm" svg:y2="3.666cm">
          <text:p/>
        </draw:line>
        <draw:line draw:style-name="gr1" draw:text-style-name="P1" draw:layer="layout" svg:x1="12.667cm" svg:y1="3.666cm" svg:x2="12.286cm" svg:y2="3.794cm">
          <text:p/>
        </draw:line>
        <draw:line draw:style-name="gr1" draw:text-style-name="P1" draw:layer="layout" svg:x1="12.286cm" svg:y1="3.794cm" svg:x2="12.667cm" svg:y2="3.92cm">
          <text:p/>
        </draw:line>
        <draw:line draw:style-name="gr1" draw:text-style-name="P1" draw:layer="layout" svg:x1="12.668cm" svg:y1="3.92cm" svg:x2="12.287cm" svg:y2="4.048cm">
          <text:p/>
        </draw:line>
        <draw:line draw:style-name="gr1" draw:text-style-name="P1" draw:layer="layout" svg:x1="12.287cm" svg:y1="4.048cm" svg:x2="12.668cm" svg:y2="4.174cm">
          <text:p/>
        </draw:line>
        <draw:line draw:style-name="gr1" draw:text-style-name="P1" draw:layer="layout" svg:x1="12.668cm" svg:y1="4.174cm" svg:x2="12.414cm" svg:y2="4.302cm">
          <text:p/>
        </draw:line>
        <draw:line draw:style-name="gr1" draw:text-style-name="P1" draw:layer="layout" svg:x1="13.319cm" svg:y1="2.651cm" svg:x2="8.62cm" svg:y2="2.651cm">
          <text:p/>
        </draw:line>
        <draw:line draw:style-name="gr1" draw:text-style-name="P1" draw:layer="layout" svg:x1="12.413cm" svg:y1="3.54cm" svg:x2="12.411cm" svg:y2="2.651cm">
          <text:p/>
        </draw:line>
        <draw:line draw:style-name="gr1" draw:text-style-name="P1" draw:layer="layout" svg:x1="9.884cm" svg:y1="9.009cm" svg:x2="9.882cm" svg:y2="8.12cm">
          <text:p/>
        </draw:line>
        <draw:custom-shape draw:style-name="gr3" draw:text-style-name="P2" draw:layer="layout" svg:width="0.508cm" svg:height="0.508cm" draw:transform="rotate (1.57289072189729) translate (9.628cm 8.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881cm" svg:y1="7.612cm" svg:x2="9.879cm" svg:y2="6.85cm">
          <text:p/>
        </draw:line>
        <draw:line draw:style-name="gr1" draw:text-style-name="P1" draw:layer="layout" svg:x1="9.878cm" svg:y1="6.088cm" svg:x2="10.132cm" svg:y2="6.214cm">
          <text:p/>
        </draw:line>
        <draw:line draw:style-name="gr1" draw:text-style-name="P1" draw:layer="layout" svg:x1="10.132cm" svg:y1="6.214cm" svg:x2="9.751cm" svg:y2="6.342cm">
          <text:p/>
        </draw:line>
        <draw:line draw:style-name="gr1" draw:text-style-name="P1" draw:layer="layout" svg:x1="9.751cm" svg:y1="6.342cm" svg:x2="10.132cm" svg:y2="6.468cm">
          <text:p/>
        </draw:line>
        <draw:line draw:style-name="gr1" draw:text-style-name="P1" draw:layer="layout" svg:x1="10.133cm" svg:y1="6.468cm" svg:x2="9.752cm" svg:y2="6.596cm">
          <text:p/>
        </draw:line>
        <draw:line draw:style-name="gr1" draw:text-style-name="P1" draw:layer="layout" svg:x1="9.752cm" svg:y1="6.596cm" svg:x2="10.133cm" svg:y2="6.722cm">
          <text:p/>
        </draw:line>
        <draw:line draw:style-name="gr1" draw:text-style-name="P1" draw:layer="layout" svg:x1="10.133cm" svg:y1="6.722cm" svg:x2="9.879cm" svg:y2="6.85cm">
          <text:p/>
        </draw:line>
        <draw:line draw:style-name="gr1" draw:text-style-name="P1" draw:layer="layout" svg:x1="8.617cm" svg:y1="10.282cm" svg:x2="8.615cm" svg:y2="9.393cm">
          <text:p/>
        </draw:line>
        <draw:line draw:style-name="gr1" draw:text-style-name="P1" draw:layer="layout" svg:x1="8.614cm" svg:y1="8.885cm" svg:x2="8.612cm" svg:y2="8.123cm">
          <text:p/>
        </draw:line>
        <draw:line draw:style-name="gr1" draw:text-style-name="P1" draw:layer="layout" svg:x1="8.611cm" svg:y1="7.361cm" svg:x2="8.865cm" svg:y2="7.487cm">
          <text:p/>
        </draw:line>
        <draw:line draw:style-name="gr1" draw:text-style-name="P1" draw:layer="layout" svg:x1="8.865cm" svg:y1="7.488cm" svg:x2="8.484cm" svg:y2="7.616cm">
          <text:p/>
        </draw:line>
        <draw:line draw:style-name="gr1" draw:text-style-name="P1" draw:layer="layout" svg:x1="8.484cm" svg:y1="7.616cm" svg:x2="8.865cm" svg:y2="7.742cm">
          <text:p/>
        </draw:line>
        <draw:line draw:style-name="gr1" draw:text-style-name="P1" draw:layer="layout" svg:x1="8.866cm" svg:y1="7.742cm" svg:x2="8.485cm" svg:y2="7.87cm">
          <text:p/>
        </draw:line>
        <draw:line draw:style-name="gr1" draw:text-style-name="P1" draw:layer="layout" svg:x1="8.485cm" svg:y1="7.87cm" svg:x2="8.866cm" svg:y2="7.996cm">
          <text:p/>
        </draw:line>
        <draw:line draw:style-name="gr1" draw:text-style-name="P1" draw:layer="layout" svg:x1="8.866cm" svg:y1="7.996cm" svg:x2="8.612cm" svg:y2="8.124cm">
          <text:p/>
        </draw:line>
        <draw:line draw:style-name="gr1" draw:text-style-name="P1" draw:layer="layout" svg:x1="11.151cm" svg:y1="7.731cm" svg:x2="11.149cm" svg:y2="6.842cm">
          <text:p/>
        </draw:line>
        <draw:custom-shape draw:style-name="gr3" draw:text-style-name="P2" draw:layer="layout" svg:width="0.508cm" svg:height="0.508cm" draw:transform="rotate (1.57289072189729) translate (10.895cm 6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149cm" svg:y1="6.334cm" svg:x2="11.147cm" svg:y2="5.572cm">
          <text:p/>
        </draw:line>
        <draw:line draw:style-name="gr1" draw:text-style-name="P1" draw:layer="layout" svg:x1="11.145cm" svg:y1="4.81cm" svg:x2="11.399cm" svg:y2="4.936cm">
          <text:p/>
        </draw:line>
        <draw:line draw:style-name="gr1" draw:text-style-name="P1" draw:layer="layout" svg:x1="11.4cm" svg:y1="4.936cm" svg:x2="11.019cm" svg:y2="5.064cm">
          <text:p/>
        </draw:line>
        <draw:line draw:style-name="gr1" draw:text-style-name="P1" draw:layer="layout" svg:x1="11.019cm" svg:y1="5.064cm" svg:x2="11.4cm" svg:y2="5.19cm">
          <text:p/>
        </draw:line>
        <draw:line draw:style-name="gr1" draw:text-style-name="P1" draw:layer="layout" svg:x1="11.4cm" svg:y1="5.19cm" svg:x2="11.019cm" svg:y2="5.318cm">
          <text:p/>
        </draw:line>
        <draw:line draw:style-name="gr1" draw:text-style-name="P1" draw:layer="layout" svg:x1="11.019cm" svg:y1="5.318cm" svg:x2="11.4cm" svg:y2="5.444cm">
          <text:p/>
        </draw:line>
        <draw:line draw:style-name="gr1" draw:text-style-name="P1" draw:layer="layout" svg:x1="11.401cm" svg:y1="5.444cm" svg:x2="11.147cm" svg:y2="5.572cm">
          <text:p/>
        </draw:line>
        <draw:line draw:style-name="gr1" draw:text-style-name="P1" draw:layer="layout" svg:x1="8.615cm" svg:y1="8.884cm" svg:x2="8.613cm" svg:y2="8.122cm">
          <text:p/>
        </draw:line>
        <draw:line draw:style-name="gr1" draw:text-style-name="P1" draw:layer="layout" svg:x1="8.612cm" svg:y1="7.36cm" svg:x2="8.866cm" svg:y2="7.486cm">
          <text:p/>
        </draw:line>
        <draw:line draw:style-name="gr1" draw:text-style-name="P1" draw:layer="layout" svg:x1="8.866cm" svg:y1="7.487cm" svg:x2="8.485cm" svg:y2="7.615cm">
          <text:p/>
        </draw:line>
        <draw:line draw:style-name="gr1" draw:text-style-name="P1" draw:layer="layout" svg:x1="8.485cm" svg:y1="7.615cm" svg:x2="8.866cm" svg:y2="7.741cm">
          <text:p/>
        </draw:line>
        <draw:line draw:style-name="gr1" draw:text-style-name="P1" draw:layer="layout" svg:x1="8.867cm" svg:y1="7.741cm" svg:x2="8.486cm" svg:y2="7.869cm">
          <text:p/>
        </draw:line>
        <draw:line draw:style-name="gr1" draw:text-style-name="P1" draw:layer="layout" svg:x1="8.486cm" svg:y1="7.869cm" svg:x2="8.867cm" svg:y2="7.995cm">
          <text:p/>
        </draw:line>
        <draw:line draw:style-name="gr1" draw:text-style-name="P1" draw:layer="layout" svg:x1="8.867cm" svg:y1="7.995cm" svg:x2="8.613cm" svg:y2="8.123cm">
          <text:p/>
        </draw:line>
        <draw:line draw:style-name="gr1" draw:text-style-name="P1" draw:layer="layout" svg:x1="13.319cm" svg:y1="10.271cm" svg:x2="8.617cm" svg:y2="10.281cm">
          <text:p/>
        </draw:line>
        <draw:line draw:style-name="gr1" draw:text-style-name="P1" draw:layer="layout" svg:x1="13.319cm" svg:y1="9.001cm" svg:x2="9.884cm" svg:y2="9.009cm">
          <text:p/>
        </draw:line>
        <draw:line draw:style-name="gr1" draw:text-style-name="P1" draw:layer="layout" svg:x1="13.319cm" svg:y1="7.731cm" svg:x2="11.151cm" svg:y2="7.731cm">
          <text:p/>
        </draw:line>
        <draw:line draw:style-name="gr1" draw:text-style-name="P1" draw:layer="layout" svg:x1="8.611cm" svg:y1="7.36cm" svg:x2="8.601cm" svg:y2="2.661cm">
          <text:p/>
        </draw:line>
        <draw:line draw:style-name="gr1" draw:text-style-name="P1" draw:layer="layout" svg:x1="9.878cm" svg:y1="6.088cm" svg:x2="9.871cm" svg:y2="2.659cm">
          <text:p/>
        </draw:line>
        <draw:line draw:style-name="gr1" draw:text-style-name="P1" draw:layer="layout" svg:x1="11.146cm" svg:y1="4.81cm" svg:x2="11.141cm" svg:y2="2.651cm">
          <text:p/>
        </draw:line>
        <draw:line draw:style-name="gr1" draw:text-style-name="P1" draw:layer="layout" svg:x1="3.409cm" svg:y1="10.165cm" svg:x2="3.79cm" svg:y2="10.164cm">
          <text:p/>
        </draw:line>
        <draw:line draw:style-name="gr1" draw:text-style-name="P1" draw:layer="layout" svg:x1="3.407cm" svg:y1="8.895cm" svg:x2="3.788cm" svg:y2="8.894cm">
          <text:p/>
        </draw:line>
        <draw:line draw:style-name="gr1" draw:text-style-name="P1" draw:layer="layout" svg:x1="3.404cm" svg:y1="7.625cm" svg:x2="3.785cm" svg:y2="7.624cm">
          <text:p/>
        </draw:line>
        <draw:line draw:style-name="gr1" draw:text-style-name="P1" draw:layer="layout" svg:x1="3.415cm" svg:y1="6.446cm" svg:x2="3.796cm" svg:y2="6.445cm">
          <text:p/>
        </draw:line>
        <draw:frame draw:style-name="gr4" draw:text-style-name="P3" draw:layer="layout" svg:width="1.508cm" svg:height="0.727cm" svg:x="1.016cm" svg:y="6.206cm">
          <draw:text-box>
            <text:p><text:span text:style-name="T1">GPIO 11 </text:span></text:p>
          </draw:text-box>
        </draw:frame>
        <draw:frame draw:style-name="gr4" draw:text-style-name="P3" draw:layer="layout" svg:width="1.524cm" svg:height="0.727cm" svg:x="1cm" svg:y="7.35cm">
          <draw:text-box>
            <text:p><text:span text:style-name="T1">GPIO 10</text:span></text:p>
          </draw:text-box>
        </draw:frame>
        <draw:frame draw:style-name="gr4" draw:text-style-name="P3" draw:layer="layout" svg:width="1.397cm" svg:height="0.727cm" svg:x="1cm" svg:y="8.62cm">
          <draw:text-box>
            <text:p><text:span text:style-name="T1">GPIO 22</text:span></text:p>
          </draw:text-box>
        </draw:frame>
        <draw:frame draw:style-name="gr4" draw:text-style-name="P3" draw:layer="layout" svg:width="1.524cm" svg:height="0.727cm" svg:x="1cm" svg:y="9.89cm">
          <draw:text-box>
            <text:p><text:span text:style-name="T1">GPIO 17</text:span></text:p>
          </draw:text-box>
        </draw:frame>
        <draw:frame draw:style-name="gr4" draw:text-style-name="P3" draw:layer="layout" svg:width="1.27cm" svg:height="0.727cm" svg:x="1cm" svg:y="11.16cm">
          <draw:text-box>
            <text:p><text:span text:style-name="T1">GND</text:span></text:p>
          </draw:text-box>
        </draw:frame>
        <draw:frame draw:style-name="gr4" draw:text-style-name="P3" draw:layer="layout" svg:width="1.27cm" svg:height="0.727cm" svg:x="13.7cm" svg:y="2.268cm">
          <draw:text-box>
            <text:p><text:span text:style-name="T1">3.3V</text:span></text:p>
          </draw:text-box>
        </draw:frame>
        <draw:frame draw:style-name="gr4" draw:text-style-name="P3" draw:layer="layout" svg:width="1.397cm" svg:height="0.727cm" svg:x="13.573cm" svg:y="6.113cm">
          <draw:text-box>
            <text:p><text:span text:style-name="T1">GPIO 18</text:span></text:p>
          </draw:text-box>
        </draw:frame>
        <draw:frame draw:style-name="gr4" draw:text-style-name="P3" draw:layer="layout" svg:width="1.397cm" svg:height="0.727cm" svg:x="13.573cm" svg:y="7.348cm">
          <draw:text-box>
            <text:p><text:span text:style-name="T1">GPIO 23</text:span></text:p>
          </draw:text-box>
        </draw:frame>
        <draw:frame draw:style-name="gr4" draw:text-style-name="P3" draw:layer="layout" svg:width="1.397cm" svg:height="0.727cm" svg:x="13.573cm" svg:y="8.618cm">
          <draw:text-box>
            <text:p><text:span text:style-name="T1">GPIO 24</text:span></text:p>
          </draw:text-box>
        </draw:frame>
        <draw:frame draw:style-name="gr4" draw:text-style-name="P3" draw:layer="layout" svg:width="1.397cm" svg:height="0.727cm" svg:x="13.573cm" svg:y="9.888cm">
          <draw:text-box>
            <text:p><text:span text:style-name="T1">GPIO 25</text:span></text:p>
          </draw:text-box>
        </draw:frame>
        <draw:custom-shape draw:style-name="gr3" draw:text-style-name="P2" draw:layer="layout" svg:width="0.508cm" svg:height="0.508cm" svg:x="8.366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54cm" svg:height="0.127cm" draw:transform="rotate (-3.11401645140828) translate (8.75cm 9.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8.75cm" svg:y1="9.25cm" svg:x2="8.496cm" svg:y2="9.257cm">
          <text:p/>
        </draw:line>
        <draw:custom-shape draw:style-name="gr5" draw:text-style-name="P2" draw:layer="layout" svg:width="0.254cm" svg:height="0.127cm" draw:transform="rotate (-3.11401645140828) translate (10.02cm 7.9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0.02cm" svg:y1="7.985cm" svg:x2="9.766cm" svg:y2="7.992cm">
          <text:p/>
        </draw:line>
        <draw:custom-shape draw:style-name="gr5" draw:text-style-name="P2" draw:layer="layout" svg:width="0.254cm" svg:height="0.127cm" draw:transform="rotate (-3.11401645140828) translate (11.29cm 6.7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1.29cm" svg:y1="6.704cm" svg:x2="11.036cm" svg:y2="6.711cm">
          <text:p/>
        </draw:line>
        <draw:custom-shape draw:style-name="gr5" draw:text-style-name="P2" draw:layer="layout" svg:width="0.254cm" svg:height="0.127cm" draw:transform="rotate (-3.11401645140828) translate (12.56cm 5.4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2.56cm" svg:y1="5.436cm" svg:x2="12.306cm" svg:y2="5.443cm">
          <text:p/>
        </draw:line>
        <draw:frame draw:style-name="gr6" draw:text-style-name="P3" draw:layer="layout" svg:width="1.778cm" svg:height="0.762cm" svg:x="8.874cm" svg:y="9.128cm">
          <draw:text-box>
            <text:p><text:span text:style-name="T1">Green LED</text:span></text:p>
            <text:p><text:span text:style-name="T1"/></text:p>
          </draw:text-box>
        </draw:frame>
        <draw:frame draw:style-name="gr4" draw:text-style-name="P3" draw:layer="layout" svg:width="1.778cm" svg:height="0.727cm" svg:x="11.287cm" svg:y="6.588cm">
          <draw:text-box>
            <text:p><text:span text:style-name="T1">Yellow LED</text:span></text:p>
            <text:p><text:span text:style-name="T1"/></text:p>
          </draw:text-box>
        </draw:frame>
        <draw:frame draw:style-name="gr4" draw:text-style-name="P3" draw:layer="layout" svg:width="1.778cm" svg:height="0.727cm" svg:x="10.144cm" svg:y="7.858cm">
          <draw:text-box>
            <text:p><text:span text:style-name="T1">Red LED</text:span></text:p>
            <text:p><text:span text:style-name="T1"/></text:p>
          </draw:text-box>
        </draw:frame>
        <draw:frame draw:style-name="gr4" draw:text-style-name="P3" draw:layer="layout" svg:width="1.778cm" svg:height="0.727cm" svg:x="2.778cm" svg:y="9.671cm">
          <draw:text-box>
            <text:p><text:span text:style-name="T1">Blue Button</text:span></text:p>
            <text:p><text:span text:style-name="T1"/></text:p>
          </draw:text-box>
        </draw:frame>
        <draw:frame draw:style-name="gr4" draw:text-style-name="P3" draw:layer="layout" svg:width="1.778cm" svg:height="0.727cm" svg:x="12.557cm" svg:y="5.064cm">
          <draw:text-box>
            <text:p><text:span text:style-name="T1">Blue LED</text:span></text:p>
            <text:p><text:span text:style-name="T1"/></text:p>
          </draw:text-box>
        </draw:frame>
        <draw:frame draw:style-name="gr4" draw:text-style-name="P3" draw:layer="layout" svg:width="1.778cm" svg:height="0.727cm" svg:x="2.778cm" svg:y="7.258cm">
          <draw:text-box>
            <text:p><text:span text:style-name="T1">Red Button</text:span></text:p>
            <text:p><text:span text:style-name="T1"/></text:p>
          </draw:text-box>
        </draw:frame>
        <draw:frame draw:style-name="gr4" draw:text-style-name="P3" draw:layer="layout" svg:width="1.778cm" svg:height="0.727cm" svg:x="2.778cm" svg:y="8.401cm">
          <draw:text-box>
            <text:p><text:span text:style-name="T1">Yellow Button</text:span></text:p>
            <text:p><text:span text:style-name="T1"/></text:p>
          </draw:text-box>
        </draw:frame>
        <draw:frame draw:style-name="gr4" draw:text-style-name="P3" draw:layer="layout" svg:width="1.778cm" svg:height="0.727cm" svg:x="2.921cm" svg:y="5.953cm">
          <draw:text-box>
            <text:p><text:span text:style-name="T1">Green Button</text:span></text:p>
            <text:p><text:span text:style-name="T1"/></text:p>
          </draw:text-box>
        </draw:frame>
        <draw:frame draw:style-name="gr7" draw:text-style-name="P3" draw:layer="layout" svg:width="1.524cm" svg:height="0.965cm" svg:x="8.493cm" svg:y="6.766cm">
          <draw:text-box>
            <text:p><text:span text:style-name="T1">R4</text:span></text:p>
            <text:p><text:span text:style-name="T1">430 OHM</text:span></text:p>
          </draw:text-box>
        </draw:frame>
        <draw:frame draw:style-name="gr7" draw:text-style-name="P3" draw:layer="layout" svg:width="1.524cm" svg:height="0.965cm" svg:x="9.763cm" svg:y="5.572cm">
          <draw:text-box>
            <text:p><text:span text:style-name="T1">R3</text:span></text:p>
            <text:p><text:span text:style-name="T1">430 OHM</text:span></text:p>
          </draw:text-box>
        </draw:frame>
        <draw:frame draw:style-name="gr7" draw:text-style-name="P3" draw:layer="layout" svg:width="1.524cm" svg:height="0.965cm" svg:x="11.16cm" svg:y="4.48cm">
          <draw:text-box>
            <text:p><text:span text:style-name="T1">R2</text:span></text:p>
            <text:p><text:span text:style-name="T1">430 OHM</text:span></text:p>
          </draw:text-box>
        </draw:frame>
        <draw:frame draw:style-name="gr7" draw:text-style-name="P3" draw:layer="layout" svg:width="1.524cm" svg:height="0.965cm" svg:x="12.684cm" svg:y="3.591cm">
          <draw:text-box>
            <text:p><text:span text:style-name="T1">R1</text:span></text:p>
            <text:p><text:span text:style-name="T1">430 OH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0:16:54.500753975</meta:creation-date>
    <dc:date>2018-04-27T08:21:45.357118362</dc:date>
    <meta:editing-duration>PT3M49S</meta:editing-duration>
    <meta:editing-cycles>3</meta:editing-cycles>
    <meta:generator>LibreOffice/5.1.6.2$Linux_X86_64 LibreOffice_project/10m0$Build-2</meta:generator>
    <meta:document-statistic meta:object-count="183"/>
  </office:meta>
</office:document-meta>
</file>